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15%"/>
    </style:style>
    <style:style style:name="P2" style:family="paragraph" style:parent-style-name="Heading_20_1">
      <style:paragraph-properties fo:margin-top="0.002cm" fo:margin-bottom="0cm" loext:contextual-spacing="false"/>
    </style:style>
    <style:style style:name="P3" style:family="paragraph" style:parent-style-name="Heading_20_1" style:list-style-name="WWNum9">
      <style:paragraph-properties fo:margin-left="1.446cm" fo:margin-right="0cm" fo:margin-top="0cm" fo:margin-bottom="0cm" loext:contextual-spacing="false" fo:line-height="100%" fo:text-align="start" style:justify-single-word="false" fo:text-indent="-0.635cm" style:auto-text-indent="false">
        <style:tab-stops>
          <style:tab-stop style:position="1.446cm"/>
        </style:tab-stops>
      </style:paragraph-properties>
    </style:style>
    <style:style style:name="P4" style:family="paragraph" style:parent-style-name="List_20_Paragraph" style:list-style-name="WWNum1">
      <style:paragraph-properties fo:margin-left="1.446cm" fo:margin-right="1.332cm" fo:margin-top="0.079cm" fo:margin-bottom="0cm" loext:contextual-spacing="false" fo:line-height="115%" fo:text-align="start" style:justify-single-word="false" fo:text-indent="-0.635cm" style:auto-text-indent="false">
        <style:tab-stops>
          <style:tab-stop style:position="1.446cm"/>
        </style:tab-stops>
      </style:paragraph-properties>
    </style:style>
    <style:style style:name="P5" style:family="paragraph" style:parent-style-name="List_20_Paragraph" style:list-style-name="WWNum1">
      <style:paragraph-properties fo:margin-left="1.446cm" fo:margin-right="0cm" fo:margin-top="0cm" fo:margin-bottom="0cm" loext:contextual-spacing="false" fo:line-height="100%" fo:text-align="start" style:justify-single-word="false" fo:text-indent="-0.635cm" style:auto-text-indent="false">
        <style:tab-stops>
          <style:tab-stop style:position="1.446cm"/>
        </style:tab-stops>
      </style:paragraph-properties>
    </style:style>
    <style:style style:name="P6" style:family="paragraph" style:parent-style-name="List_20_Paragraph" style:list-style-name="WWNum8">
      <style:paragraph-properties fo:margin-left="1.446cm" fo:margin-right="0cm" fo:margin-top="0cm" fo:margin-bottom="0cm" loext:contextual-spacing="false" fo:line-height="100%" fo:text-align="start" style:justify-single-word="false" fo:text-indent="-0.635cm" style:auto-text-indent="false">
        <style:tab-stops>
          <style:tab-stop style:position="1.446cm"/>
        </style:tab-stops>
      </style:paragraph-properties>
    </style:style>
    <style:style style:name="P7" style:family="paragraph" style:parent-style-name="List_20_Paragraph" style:list-style-name="WWNum1">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8" style:family="paragraph" style:parent-style-name="List_20_Paragraph" style:list-style-name="WWNum2">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9" style:family="paragraph" style:parent-style-name="List_20_Paragraph" style:list-style-name="WWNum3">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0" style:family="paragraph" style:parent-style-name="List_20_Paragraph" style:list-style-name="WWNum4">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1" style:family="paragraph" style:parent-style-name="List_20_Paragraph" style:list-style-name="WWNum5">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2" style:family="paragraph" style:parent-style-name="List_20_Paragraph" style:list-style-name="WWNum6">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3" style:family="paragraph" style:parent-style-name="List_20_Paragraph" style:list-style-name="WWNum8">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4" style:family="paragraph" style:parent-style-name="List_20_Paragraph" style:list-style-name="WWNum9">
      <style:paragraph-properties fo:margin-left="1.446cm" fo:margin-right="0cm" fo:margin-top="0.079cm" fo:margin-bottom="0cm" loext:contextual-spacing="false" fo:line-height="100%" fo:text-align="start" style:justify-single-word="false" fo:text-indent="-0.635cm" style:auto-text-indent="false">
        <style:tab-stops>
          <style:tab-stop style:position="1.446cm"/>
        </style:tab-stops>
      </style:paragraph-properties>
    </style:style>
    <style:style style:name="P15" style:family="paragraph" style:parent-style-name="List_20_Paragraph" style:list-style-name="WWNum1">
      <style:paragraph-properties fo:margin-left="1.446cm" fo:margin-right="0cm" fo:margin-top="0.078cm" fo:margin-bottom="0cm" loext:contextual-spacing="false" fo:line-height="100%" fo:text-align="start" style:justify-single-word="false" fo:text-indent="-0.635cm" style:auto-text-indent="false">
        <style:tab-stops>
          <style:tab-stop style:position="1.446cm"/>
        </style:tab-stops>
      </style:paragraph-properties>
    </style:style>
    <style:style style:name="P16" style:family="paragraph" style:parent-style-name="List_20_Paragraph" style:list-style-name="WWNum2">
      <style:paragraph-properties fo:margin-left="1.446cm" fo:margin-right="0cm" fo:margin-top="0.078cm" fo:margin-bottom="0cm" loext:contextual-spacing="false" fo:line-height="100%" fo:text-align="start" style:justify-single-word="false" fo:text-indent="-0.635cm" style:auto-text-indent="false">
        <style:tab-stops>
          <style:tab-stop style:position="1.446cm"/>
        </style:tab-stops>
      </style:paragraph-properties>
    </style:style>
    <style:style style:name="P17" style:family="paragraph" style:parent-style-name="List_20_Paragraph" style:list-style-name="WWNum3">
      <style:paragraph-properties fo:margin-left="1.446cm" fo:margin-right="0cm" fo:margin-top="0.078cm" fo:margin-bottom="0cm" loext:contextual-spacing="false" fo:line-height="100%" fo:text-align="start" style:justify-single-word="false" fo:text-indent="-0.635cm" style:auto-text-indent="false">
        <style:tab-stops>
          <style:tab-stop style:position="1.446cm"/>
        </style:tab-stops>
      </style:paragraph-properties>
    </style:style>
    <style:style style:name="P18" style:family="paragraph" style:parent-style-name="List_20_Paragraph" style:list-style-name="WWNum4">
      <style:paragraph-properties fo:margin-left="1.446cm" fo:margin-right="0cm" fo:margin-top="0.078cm" fo:margin-bottom="0cm" loext:contextual-spacing="false" fo:line-height="100%" fo:text-align="start" style:justify-single-word="false" fo:text-indent="-0.635cm" style:auto-text-indent="false">
        <style:tab-stops>
          <style:tab-stop style:position="1.446cm"/>
        </style:tab-stops>
      </style:paragraph-properties>
    </style:style>
    <style:style style:name="P19" style:family="paragraph" style:parent-style-name="List_20_Paragraph" style:list-style-name="WWNum5">
      <style:paragraph-properties fo:margin-left="1.446cm" fo:margin-right="0cm" fo:margin-top="0.078cm" fo:margin-bottom="0cm" loext:contextual-spacing="false" fo:line-height="100%" fo:text-align="start" style:justify-single-word="false" fo:text-indent="-0.635cm" style:auto-text-indent="false">
        <style:tab-stops>
          <style:tab-stop style:position="1.446cm"/>
        </style:tab-stops>
      </style:paragraph-properties>
    </style:style>
    <style:style style:name="P20" style:family="paragraph" style:parent-style-name="List_20_Paragraph" style:list-style-name="WWNum2" style:master-page-name="Converted1">
      <style:paragraph-properties fo:margin-left="1.446cm" fo:margin-right="0cm" fo:margin-top="0.106cm" fo:margin-bottom="0cm" loext:contextual-spacing="false" fo:line-height="100%" fo:text-align="start" style:justify-single-word="false" fo:text-indent="-0.635cm" style:auto-text-indent="false" style:page-number="auto">
        <style:tab-stops>
          <style:tab-stop style:position="1.446cm"/>
        </style:tab-stops>
      </style:paragraph-properties>
    </style:style>
    <style:style style:name="P21" style:family="paragraph" style:parent-style-name="List_20_Paragraph" style:list-style-name="WWNum4">
      <style:paragraph-properties fo:margin-left="1.446cm" fo:margin-right="0cm" fo:margin-top="0.159cm" fo:margin-bottom="0cm" loext:contextual-spacing="false" fo:line-height="100%" fo:text-align="start" style:justify-single-word="false" fo:text-indent="-0.635cm" style:auto-text-indent="false">
        <style:tab-stops>
          <style:tab-stop style:position="1.446cm"/>
        </style:tab-stops>
      </style:paragraph-properties>
    </style:style>
    <style:style style:name="P22" style:family="paragraph" style:parent-style-name="List_20_Paragraph" style:list-style-name="WWNum1">
      <style:paragraph-properties fo:margin-left="1.446cm" fo:margin-right="0.323cm" fo:margin-top="0.079cm" fo:margin-bottom="0cm" loext:contextual-spacing="false" fo:line-height="115%" fo:text-align="start" style:justify-single-word="false" fo:text-indent="-0.635cm" style:auto-text-indent="false">
        <style:tab-stops>
          <style:tab-stop style:position="1.446cm"/>
        </style:tab-stops>
      </style:paragraph-properties>
    </style:style>
    <style:style style:name="P23" style:family="paragraph" style:parent-style-name="List_20_Paragraph" style:list-style-name="WWNum4">
      <style:paragraph-properties fo:margin-left="0.646cm" fo:margin-right="0cm" fo:margin-top="0.079cm" fo:margin-bottom="0cm" loext:contextual-spacing="false" fo:line-height="100%" fo:text-align="start" style:justify-single-word="false" fo:text-indent="-0.471cm" style:auto-text-indent="false">
        <style:tab-stops>
          <style:tab-stop style:position="0.647cm"/>
        </style:tab-stops>
      </style:paragraph-properties>
    </style:style>
    <style:style style:name="P24" style:family="paragraph" style:parent-style-name="List_20_Paragraph" style:list-style-name="WWNum4">
      <style:paragraph-properties fo:margin-left="0.663cm" fo:margin-right="0cm" fo:margin-top="0.079cm" fo:margin-bottom="0cm" loext:contextual-spacing="false" fo:line-height="100%" fo:text-align="start" style:justify-single-word="false" fo:text-indent="-0.489cm" style:auto-text-indent="false">
        <style:tab-stops>
          <style:tab-stop style:position="0.665cm"/>
        </style:tab-stops>
      </style:paragraph-properties>
    </style:style>
    <style:style style:name="P25" style:family="paragraph" style:parent-style-name="List_20_Paragraph" style:list-style-name="WWNum4">
      <style:paragraph-properties fo:margin-left="0.621cm" fo:margin-right="0cm" fo:margin-top="0.079cm" fo:margin-bottom="0cm" loext:contextual-spacing="false" fo:line-height="100%" fo:text-align="start" style:justify-single-word="false" fo:text-indent="-0.446cm" style:auto-text-indent="false">
        <style:tab-stops>
          <style:tab-stop style:position="0.623cm"/>
        </style:tab-stops>
      </style:paragraph-properties>
    </style:style>
    <style:style style:name="P26" style:family="paragraph" style:parent-style-name="List_20_Paragraph" style:list-style-name="WWNum7">
      <style:paragraph-properties fo:margin-left="0.557cm" fo:margin-right="0cm" fo:margin-top="0.079cm" fo:margin-bottom="0cm" loext:contextual-spacing="false" fo:line-height="100%" fo:text-align="start" style:justify-single-word="false" fo:text-indent="-0.383cm" style:auto-text-indent="false">
        <style:tab-stops>
          <style:tab-stop style:position="0.559cm"/>
        </style:tab-stops>
      </style:paragraph-properties>
    </style:style>
    <style:style style:name="P27" style:family="paragraph" style:parent-style-name="List_20_Paragraph" style:list-style-name="WWNum7">
      <style:paragraph-properties fo:margin-left="0.711cm" fo:margin-right="0cm" fo:margin-top="0cm" fo:margin-bottom="0cm" loext:contextual-spacing="false" fo:line-height="100%" fo:text-align="start" style:justify-single-word="false" fo:text-indent="-0.536cm" style:auto-text-indent="false">
        <style:tab-stops>
          <style:tab-stop style:position="0.713cm"/>
        </style:tab-stops>
      </style:paragraph-properties>
    </style:style>
    <style:style style:name="P28" style:family="paragraph" style:parent-style-name="List_20_Paragraph" style:list-style-name="WWNum7">
      <style:paragraph-properties fo:margin-left="0.863cm" fo:margin-right="0cm" fo:margin-top="0cm" fo:margin-bottom="0cm" loext:contextual-spacing="false" fo:line-height="100%" fo:text-align="start" style:justify-single-word="false" fo:text-indent="-0.688cm" style:auto-text-indent="false">
        <style:tab-stops>
          <style:tab-stop style:position="0.864cm"/>
        </style:tab-stops>
      </style:paragraph-properties>
    </style:style>
    <style:style style:name="P29" style:family="paragraph" style:parent-style-name="List_20_Paragraph" style:list-style-name="WWNum8">
      <style:paragraph-properties fo:margin-left="0.533cm" fo:margin-right="0cm" fo:margin-top="0.079cm" fo:margin-bottom="0cm" loext:contextual-spacing="false" fo:line-height="100%" fo:text-align="start" style:justify-single-word="false" fo:text-indent="-0.358cm" style:auto-text-indent="false">
        <style:tab-stops>
          <style:tab-stop style:position="0.534cm"/>
        </style:tab-stops>
      </style:paragraph-properties>
    </style:style>
    <style:style style:name="P30" style:family="paragraph" style:parent-style-name="List_20_Paragraph" style:list-style-name="WWNum8">
      <style:paragraph-properties fo:margin-left="1.446cm" fo:margin-right="0.471cm" fo:margin-top="0.079cm" fo:margin-bottom="0cm" loext:contextual-spacing="false" fo:line-height="115%" fo:text-align="start" style:justify-single-word="false" fo:text-indent="-0.635cm" style:auto-text-indent="false">
        <style:tab-stops>
          <style:tab-stop style:position="1.446cm"/>
        </style:tab-stops>
      </style:paragraph-properties>
    </style:style>
    <style:style style:name="P31" style:family="paragraph" style:parent-style-name="List_20_Paragraph" style:list-style-name="WWNum8">
      <style:paragraph-properties fo:margin-left="1.446cm" fo:margin-right="1.852cm" fo:margin-top="0.079cm" fo:margin-bottom="0cm" loext:contextual-spacing="false" fo:line-height="115%" fo:text-align="start" style:justify-single-word="false" fo:text-indent="-0.635cm" style:auto-text-indent="false">
        <style:tab-stops>
          <style:tab-stop style:position="1.446cm"/>
        </style:tab-stops>
      </style:paragraph-properties>
    </style:style>
    <style:style style:name="P32" style:family="paragraph" style:parent-style-name="List_20_Paragraph" style:list-style-name="WWNum8" style:master-page-name="Converted4">
      <style:paragraph-properties fo:margin-left="1.446cm" fo:margin-right="1.552cm" fo:margin-top="0.106cm" fo:margin-bottom="0cm" loext:contextual-spacing="false" fo:line-height="115%" fo:text-align="start" style:justify-single-word="false" fo:text-indent="-0.635cm" style:auto-text-indent="false" style:page-number="auto">
        <style:tab-stops>
          <style:tab-stop style:position="1.446cm"/>
        </style:tab-stops>
      </style:paragraph-properties>
    </style:style>
    <style:style style:name="P33" style:family="paragraph" style:parent-style-name="List_20_Paragraph" style:list-style-name="WWNum8">
      <style:paragraph-properties fo:margin-left="1.446cm" fo:margin-right="0.176cm" fo:margin-top="0cm" fo:margin-bottom="0cm" loext:contextual-spacing="false" fo:line-height="115%" fo:text-align="start" style:justify-single-word="false" fo:text-indent="-0.635cm" style:auto-text-indent="false">
        <style:tab-stops>
          <style:tab-stop style:position="1.446cm"/>
        </style:tab-stops>
      </style:paragraph-properties>
    </style:style>
    <style:style style:name="P34" style:family="paragraph" style:parent-style-name="List_20_Paragraph" style:list-style-name="WWNum8">
      <style:paragraph-properties fo:margin-left="1.446cm" fo:margin-right="0.261cm" fo:margin-top="0cm" fo:margin-bottom="0cm" loext:contextual-spacing="false" fo:line-height="115%" fo:text-align="start" style:justify-single-word="false" fo:text-indent="-0.635cm" style:auto-text-indent="false">
        <style:tab-stops>
          <style:tab-stop style:position="1.446cm"/>
        </style:tab-stops>
      </style:paragraph-properties>
    </style:style>
    <style:style style:name="P35" style:family="paragraph" style:parent-style-name="Standard" style:master-page-name="Standard">
      <style:paragraph-properties fo:margin-left="5.976cm" fo:margin-right="0cm" fo:margin-top="0.106cm" fo:margin-bottom="0cm" loext:contextual-spacing="false" fo:text-align="start" style:justify-single-word="false" fo:text-indent="0cm" style:auto-text-indent="false" style:page-number="auto"/>
    </style:style>
    <style:style style:name="P36" style:family="paragraph" style:parent-style-name="Standard">
      <style:paragraph-properties fo:margin-left="0.176cm" fo:margin-right="13.143cm" fo:margin-top="0.079cm" fo:margin-bottom="0cm" loext:contextual-spacing="false" fo:line-height="115%" fo:text-align="start" style:justify-single-word="false" fo:text-indent="0cm" style:auto-text-indent="false"/>
    </style:style>
    <style:style style:name="P37" style:family="paragraph" style:parent-style-name="Standard">
      <style:paragraph-properties fo:margin-left="0.176cm" fo:margin-right="13.143cm" fo:margin-top="0cm" fo:margin-bottom="0cm" loext:contextual-spacing="false" fo:line-height="115%" fo:text-align="start" style:justify-single-word="false" fo:text-indent="0cm" style:auto-text-indent="false"/>
    </style:style>
    <style:style style:name="P38" style:family="paragraph" style:parent-style-name="Standard">
      <style:paragraph-properties fo:margin-left="0.176cm" fo:margin-right="0cm" fo:margin-top="0.157cm" fo:margin-bottom="0cm" loext:contextual-spacing="false" fo:text-align="start" style:justify-single-word="false" fo:text-indent="0cm" style:auto-text-indent="false"/>
    </style:style>
    <style:style style:name="P39" style:family="paragraph" style:parent-style-name="Text_20_body">
      <style:paragraph-properties fo:margin-left="0cm" fo:margin-right="0cm" fo:margin-top="0cm" fo:margin-bottom="0cm" loext:contextual-spacing="false" fo:text-indent="0cm" style:auto-text-indent="false"/>
      <style:text-properties fo:font-size="14pt" style:font-size-asian="14pt"/>
    </style:style>
    <style:style style:name="P40" style:family="paragraph" style:parent-style-name="Text_20_body">
      <style:paragraph-properties fo:margin-left="0cm" fo:margin-right="0cm" fo:margin-top="0.018cm" fo:margin-bottom="0cm" loext:contextual-spacing="false" fo:text-indent="0cm" style:auto-text-indent="false"/>
      <style:text-properties fo:font-size="14.5pt" fo:font-weight="bold" style:font-size-asian="14.5pt" style:font-weight-asian="bold"/>
    </style:style>
    <style:style style:name="P41" style:family="paragraph" style:parent-style-name="Text_20_body">
      <style:paragraph-properties fo:margin-left="0cm" fo:margin-right="0cm" fo:margin-top="0.018cm" fo:margin-bottom="0cm" loext:contextual-spacing="false" fo:text-indent="0cm" style:auto-text-indent="false"/>
      <style:text-properties fo:font-size="14.5pt" style:font-size-asian="14.5pt"/>
    </style:style>
    <style:style style:name="P42" style:family="paragraph" style:parent-style-name="Text_20_body" style:master-page-name="Converted2">
      <style:paragraph-properties fo:margin-left="0cm" fo:margin-right="0cm" fo:margin-top="0.018cm" fo:margin-bottom="0cm" loext:contextual-spacing="false" fo:text-indent="0cm" style:auto-text-indent="false" style:page-number="auto"/>
      <style:text-properties fo:font-size="8pt" style:font-size-asian="8pt"/>
    </style:style>
    <style:style style:name="P43" style:family="paragraph" style:parent-style-name="Text_20_body">
      <style:paragraph-properties fo:margin-left="0cm" fo:margin-right="0cm" fo:margin-top="0.004cm" fo:margin-bottom="0cm" loext:contextual-spacing="false" fo:text-indent="0cm" style:auto-text-indent="false"/>
      <style:text-properties fo:font-size="11pt" fo:font-weight="bold" style:font-size-asian="11pt" style:font-weight-asian="bold"/>
    </style:style>
    <style:style style:name="P44" style:family="paragraph" style:parent-style-name="Text_20_body">
      <style:paragraph-properties fo:margin-left="0cm" fo:margin-right="0cm" fo:margin-top="0.016cm" fo:margin-bottom="0cm" loext:contextual-spacing="false" fo:text-indent="0cm" style:auto-text-indent="false"/>
      <style:text-properties fo:font-size="16.5pt" fo:font-weight="bold" style:font-size-asian="16.5pt" style:font-weight-asian="bold"/>
    </style:style>
    <style:style style:name="P45" style:family="paragraph" style:parent-style-name="Text_20_body">
      <style:paragraph-properties fo:margin-left="0cm" fo:margin-right="0cm" fo:margin-top="0.016cm" fo:margin-bottom="0cm" loext:contextual-spacing="false" fo:text-indent="0cm" style:auto-text-indent="false"/>
      <style:text-properties fo:font-size="16.5pt" style:font-size-asian="16.5pt"/>
    </style:style>
    <style:style style:name="P46" style:family="paragraph" style:parent-style-name="Text_20_body">
      <style:paragraph-properties fo:margin-left="0cm" fo:margin-right="0cm" fo:margin-top="0.016cm" fo:margin-bottom="0cm" loext:contextual-spacing="false" fo:text-indent="0cm" style:auto-text-indent="false"/>
      <style:text-properties fo:font-size="15.5pt" style:font-size-asian="15.5pt"/>
    </style:style>
    <style:style style:name="P47" style:family="paragraph" style:parent-style-name="Text_20_body">
      <style:paragraph-properties fo:margin-left="0cm" fo:margin-right="0cm" fo:margin-top="0.012cm" fo:margin-bottom="0cm" loext:contextual-spacing="false" fo:text-indent="0cm" style:auto-text-indent="false"/>
      <style:text-properties fo:font-size="17.5pt" style:font-size-asian="17.5pt"/>
    </style:style>
    <style:style style:name="P48" style:family="paragraph" style:parent-style-name="Text_20_body">
      <style:paragraph-properties fo:margin-left="0cm" fo:margin-right="0cm" fo:margin-top="0.019cm" fo:margin-bottom="0cm" loext:contextual-spacing="false" fo:text-indent="0cm" style:auto-text-indent="false"/>
      <style:text-properties fo:font-size="14.5pt" style:font-size-asian="14.5pt"/>
    </style:style>
    <style:style style:name="P49" style:family="paragraph" style:parent-style-name="Text_20_body" style:master-page-name="Converted5">
      <style:paragraph-properties fo:margin-left="0cm" fo:margin-right="0cm" fo:margin-top="0.007cm" fo:margin-bottom="0cm" loext:contextual-spacing="false" fo:text-indent="0cm" style:auto-text-indent="false" style:page-number="auto"/>
    </style:style>
    <style:style style:name="P50" style:family="paragraph" style:parent-style-name="Text_20_body">
      <style:paragraph-properties fo:margin-left="0.176cm" fo:margin-right="0.258cm" fo:margin-top="0cm" fo:margin-bottom="0cm" loext:contextual-spacing="false" fo:line-height="115%" fo:text-indent="0cm" style:auto-text-indent="false"/>
    </style:style>
    <style:style style:name="P51" style:family="paragraph" style:parent-style-name="Text_20_body">
      <style:paragraph-properties fo:margin-left="0.176cm" fo:margin-right="0.258cm" fo:margin-top="0.002cm" fo:margin-bottom="0cm" loext:contextual-spacing="false" fo:line-height="115%" fo:text-indent="0cm" style:auto-text-indent="false"/>
    </style:style>
    <style:style style:name="P52" style:family="paragraph" style:parent-style-name="Text_20_body">
      <style:paragraph-properties fo:margin-left="0.176cm" fo:margin-right="0cm" fo:margin-top="0cm" fo:margin-bottom="0cm" loext:contextual-spacing="false" fo:text-indent="0cm" style:auto-text-indent="false"/>
    </style:style>
    <style:style style:name="P53" style:family="paragraph" style:parent-style-name="Text_20_body">
      <style:paragraph-properties fo:margin-left="0.176cm" fo:margin-right="0cm" fo:margin-top="0cm" fo:margin-bottom="0cm" loext:contextual-spacing="false" fo:line-height="115%" fo:text-indent="0cm" style:auto-text-indent="false"/>
    </style:style>
    <style:style style:name="P54" style:family="paragraph" style:parent-style-name="Text_20_body">
      <style:paragraph-properties fo:margin-left="0.176cm" fo:margin-right="0cm" fo:margin-top="0.002cm" fo:margin-bottom="0cm" loext:contextual-spacing="false" fo:text-indent="0cm" style:auto-text-indent="false"/>
    </style:style>
    <style:style style:name="P55" style:family="paragraph" style:parent-style-name="Text_20_body">
      <style:paragraph-properties fo:margin-left="0.176cm" fo:margin-right="0cm" fo:text-indent="0cm" style:auto-text-indent="false"/>
    </style:style>
    <style:style style:name="P56" style:family="paragraph" style:parent-style-name="Text_20_body" style:master-page-name="Converted3">
      <style:paragraph-properties fo:margin-left="0.176cm" fo:margin-right="14.129cm" fo:margin-top="0.106cm" fo:margin-bottom="0cm" loext:contextual-spacing="false" fo:line-height="115%" fo:text-indent="0cm" style:auto-text-indent="false" style:page-number="auto"/>
    </style:style>
    <style:style style:name="P57" style:family="paragraph" style:parent-style-name="Text_20_body">
      <style:paragraph-properties fo:margin-left="0.176cm" fo:margin-right="13.224cm" fo:line-height="115%" fo:text-indent="0cm" style:auto-text-indent="false"/>
    </style:style>
    <style:style style:name="P58" style:family="paragraph" style:parent-style-name="Text_20_body">
      <style:paragraph-properties fo:margin-left="0.176cm" fo:margin-right="0.233cm" fo:margin-top="0cm" fo:margin-bottom="0cm" loext:contextual-spacing="false" fo:line-height="115%" fo:text-indent="0cm" style:auto-text-indent="false"/>
    </style:style>
    <style:style style:name="P59" style:family="paragraph" style:parent-style-name="Text_20_body">
      <style:paragraph-properties fo:margin-left="0.176cm" fo:margin-right="0.173cm" fo:margin-top="0cm" fo:margin-bottom="0cm" loext:contextual-spacing="false" fo:line-height="115%" fo:text-indent="0cm" style:auto-text-indent="false"/>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078cm" fo:margin-bottom="0cm" loext:contextual-spacing="false" fo:line-height="115%"/>
    </style:style>
    <style:style style:name="P62" style:family="paragraph" style:parent-style-name="Text_20_body">
      <style:paragraph-properties fo:margin-left="1.446cm" fo:margin-right="5.445cm" fo:line-height="115%" fo:text-indent="-0.011cm" style:auto-text-indent="false"/>
    </style:style>
    <style:style style:name="P63" style:family="paragraph" style:parent-style-name="Text_20_body">
      <style:paragraph-properties fo:margin-left="1.446cm" fo:margin-right="1.492cm" fo:margin-top="0cm" fo:margin-bottom="0cm" loext:contextual-spacing="false" fo:line-height="115%" fo:text-indent="0cm" style:auto-text-indent="false"/>
    </style:style>
    <style:style style:name="P64" style:family="paragraph" style:parent-style-name="Text_20_body">
      <style:paragraph-properties fo:margin-left="1.446cm" fo:margin-right="0.258cm" fo:margin-top="0cm" fo:margin-bottom="0cm" loext:contextual-spacing="false" fo:line-height="115%" fo:text-indent="0cm" style:auto-text-indent="false"/>
    </style:style>
    <style:style style:name="P65" style:family="paragraph" style:parent-style-name="Text_20_body">
      <style:paragraph-properties fo:margin-left="1.446cm" fo:margin-right="7.019cm" fo:line-height="115%" fo:text-indent="0cm" style:auto-text-indent="false"/>
    </style:style>
    <style:style style:name="P66" style:family="paragraph" style:parent-style-name="Text_20_body">
      <style:paragraph-properties fo:margin-left="1.446cm" fo:margin-right="2.838cm" fo:line-height="115%" fo:text-indent="0cm" style:auto-text-indent="false"/>
    </style:style>
    <style:style style:name="P67" style:family="paragraph" style:parent-style-name="Text_20_body">
      <style:paragraph-properties fo:margin-left="1.446cm" fo:margin-right="0.173cm" fo:margin-top="0cm" fo:margin-bottom="0cm" loext:contextual-spacing="false" fo:line-height="115%" fo:text-indent="0cm" style:auto-text-indent="false"/>
    </style:style>
    <style:style style:name="P68" style:family="paragraph" style:parent-style-name="Text_20_body">
      <style:paragraph-properties fo:margin-left="1.446cm" fo:margin-right="0.441cm" fo:line-height="115%" fo:text-indent="0cm" style:auto-text-indent="false"/>
    </style:style>
    <style:style style:name="T1" style:family="text">
      <style:text-properties fo:color="#212121" fo:font-size="13pt" fo:font-weight="bold" style:font-size-asian="13pt" style:font-weight-asian="bold"/>
    </style:style>
    <style:style style:name="T2" style:family="text">
      <style:text-properties fo:color="#212121" fo:font-size="13pt" fo:font-weight="bold" officeooo:rsid="00169fa3" style:font-size-asian="13pt" style:font-weight-asian="bold"/>
    </style:style>
    <style:style style:name="T3" style:family="text">
      <style:text-properties fo:color="#212121" fo:font-size="13pt" fo:letter-spacing="-0.023cm" fo:font-weight="bold" style:font-size-asian="13pt" style:font-weight-asian="bold"/>
    </style:style>
    <style:style style:name="T4" style:family="text">
      <style:text-properties fo:color="#212121" fo:font-size="13pt" fo:letter-spacing="-0.048cm" fo:font-weight="bold" style:font-size-asian="13pt" style:font-weight-asian="bold"/>
    </style:style>
    <style:style style:name="T5" style:family="text">
      <style:text-properties fo:font-size="13pt" fo:font-weight="bold" style:font-size-asian="13pt" style:font-weight-asian="bold"/>
    </style:style>
    <style:style style:name="T6" style:family="text">
      <style:text-properties fo:font-size="13pt" style:font-size-asian="13pt"/>
    </style:style>
    <style:style style:name="T7" style:family="text">
      <style:text-properties fo:font-size="13pt" fo:letter-spacing="-0.011cm" style:font-size-asian="13pt"/>
    </style:style>
    <style:style style:name="T8" style:family="text">
      <style:text-properties fo:font-size="13pt" fo:letter-spacing="-0.009cm" style:font-size-asian="13pt"/>
    </style:style>
    <style:style style:name="T9" style:family="text">
      <style:text-properties fo:font-size="13pt" fo:letter-spacing="-0.005cm" style:font-size-asian="13pt"/>
    </style:style>
    <style:style style:name="T10" style:family="text">
      <style:text-properties fo:font-size="13pt" fo:letter-spacing="-0.049cm" style:font-size-asian="13pt"/>
    </style:style>
    <style:style style:name="T11" style:family="text">
      <style:text-properties fo:font-size="13pt" fo:letter-spacing="-0.028cm" style:font-size-asian="13pt"/>
    </style:style>
    <style:style style:name="T12" style:family="text">
      <style:text-properties fo:font-size="13pt" fo:letter-spacing="-0.028cm" fo:font-weight="bold" style:font-size-asian="13pt" style:font-weight-asian="bold"/>
    </style:style>
    <style:style style:name="T13" style:family="text">
      <style:text-properties fo:font-size="13pt" fo:letter-spacing="-0.03cm" style:font-size-asian="13pt"/>
    </style:style>
    <style:style style:name="T14" style:family="text">
      <style:text-properties fo:font-size="13pt" fo:letter-spacing="-0.051cm" style:font-size-asian="13pt"/>
    </style:style>
    <style:style style:name="T15" style:family="text">
      <style:text-properties fo:font-size="13pt" fo:letter-spacing="-0.016cm" style:font-size-asian="13pt"/>
    </style:style>
    <style:style style:name="T16" style:family="text">
      <style:text-properties fo:font-size="13pt" fo:letter-spacing="-0.007cm" style:font-size-asian="13pt"/>
    </style:style>
    <style:style style:name="T17" style:family="text">
      <style:text-properties fo:font-size="13pt" fo:letter-spacing="-0.004cm" style:font-size-asian="13pt"/>
    </style:style>
    <style:style style:name="T18" style:family="text">
      <style:text-properties fo:font-size="13pt" fo:letter-spacing="-0.026cm" style:font-size-asian="13pt"/>
    </style:style>
    <style:style style:name="T19" style:family="text">
      <style:text-properties fo:font-size="13pt" fo:letter-spacing="-0.012cm" style:font-size-asian="13pt"/>
    </style:style>
    <style:style style:name="T20" style:family="text">
      <style:text-properties fo:font-size="13pt" fo:letter-spacing="-0.018cm" style:font-size-asian="13pt"/>
    </style:style>
    <style:style style:name="T21" style:family="text">
      <style:text-properties fo:font-size="13pt" fo:letter-spacing="0.012cm" style:font-size-asian="13pt"/>
    </style:style>
    <style:style style:name="T22" style:family="text">
      <style:text-properties fo:font-size="13pt" fo:letter-spacing="0.005cm" style:font-size-asian="13pt"/>
    </style:style>
    <style:style style:name="T23" style:family="text">
      <style:text-properties fo:font-size="13pt" fo:letter-spacing="0.002cm" style:font-size-asian="13pt"/>
    </style:style>
    <style:style style:name="T24" style:family="text">
      <style:text-properties fo:font-size="13pt" fo:letter-spacing="-0.014cm" style:font-size-asian="13pt"/>
    </style:style>
    <style:style style:name="T25" style:family="text">
      <style:text-properties fo:font-size="13pt" fo:letter-spacing="-0.034cm" style:font-size-asian="13pt"/>
    </style:style>
    <style:style style:name="T26" style:family="text">
      <style:text-properties fo:font-size="13pt" fo:letter-spacing="-0.025cm" style:font-size-asian="13pt"/>
    </style:style>
    <style:style style:name="T27" style:family="text">
      <style:text-properties fo:font-size="13pt" fo:letter-spacing="-0.023cm" style:font-size-asian="13pt"/>
    </style:style>
    <style:style style:name="T28" style:family="text">
      <style:text-properties fo:font-size="13pt" fo:letter-spacing="-0.019cm" style:font-size-asian="13pt"/>
    </style:style>
    <style:style style:name="T29" style:family="text">
      <style:text-properties fo:font-size="13pt" fo:letter-spacing="-0.032cm" style:font-size-asian="13pt"/>
    </style:style>
    <style:style style:name="T30" style:family="text">
      <style:text-properties fo:font-size="13pt" fo:letter-spacing="-0.035cm" style:font-size-asian="13pt"/>
    </style:style>
    <style:style style:name="T31" style:family="text">
      <style:text-properties fo:font-size="13pt" fo:letter-spacing="-0.048cm" style:font-size-asian="13pt"/>
    </style:style>
    <style:style style:name="T32" style:family="text">
      <style:text-properties fo:font-size="13pt" fo:letter-spacing="-0.06cm" style:font-size-asian="13pt"/>
    </style:style>
    <style:style style:name="T33" style:family="text">
      <style:text-properties fo:font-size="13pt" fo:letter-spacing="-0.037cm" style:font-size-asian="13pt"/>
    </style:style>
    <style:style style:name="T34" style:family="text">
      <style:text-properties fo:font-size="13pt" fo:letter-spacing="-0.056cm" style:font-size-asian="13pt"/>
    </style:style>
    <style:style style:name="T35" style:family="text">
      <style:text-properties fo:letter-spacing="-0.069cm"/>
    </style:style>
    <style:style style:name="T36" style:family="text">
      <style:text-properties fo:letter-spacing="-0.00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text:span text:style-name="T1">QA Training Assignment</text:span></text:p>
        <text:p text:style-name="P36"><text:span text:style-name="T1">Submitted to- Shraddha</text:span><text:span text:style-name="T3"> </text:span><text:span text:style-name="T1">Bhende</text:span></text:p>
        <text:p text:style-name="P40"/>
        <text:p text:style-name="P37"><text:span text:style-name="T1">Submitted by- </text:span><text:span text:style-name="T2">Manan Chhabra</text:span></text:p>
        <text:p text:style-name="P43"/>
        <text:p text:style-name="P38"><text:span text:style-name="T5">Q:1.What are the responsibilities of a QA?</text:span></text:p>
        <text:p text:style-name="P44"/>
        <text:p text:style-name="P50">QA specialists can also execute different roles within certain projects. There are four main QA roles: Test Analyst, Test Designer, Test Executor, and Test Manager.</text:p>
        <text:p text:style-name="P41"/>
        <text:p text:style-name="P52">Responsibilities for QA Engineer</text:p>
        <text:list xml:id="list527966436" text:style-name="WWNum1">
          <text:list-item>
            <text:p text:style-name="P4"><text:span text:style-name="T6">Creates</text:span><text:span text:style-name="T7"> </text:span><text:span text:style-name="T6">a</text:span><text:span text:style-name="T8"> </text:span><text:span text:style-name="T6">set</text:span><text:span text:style-name="T8"> </text:span><text:span text:style-name="T6">of</text:span><text:span text:style-name="T8"> </text:span><text:span text:style-name="T6">tests</text:span><text:span text:style-name="T8"> </text:span><text:span text:style-name="T6">based</text:span><text:span text:style-name="T8"> </text:span><text:span text:style-name="T6">on</text:span><text:span text:style-name="T8"> </text:span><text:span text:style-name="T6">requirements</text:span><text:span text:style-name="T8"> </text:span><text:span text:style-name="T6">and</text:span><text:span text:style-name="T8"> </text:span><text:span text:style-name="T6">plans</text:span><text:span text:style-name="T8"> </text:span><text:span text:style-name="T6">configurations</text:span><text:span text:style-name="T8"> </text:span><text:span text:style-name="T6">that</text:span><text:span text:style-name="T8"> </text:span><text:span text:style-name="T6">are necessary for</text:span><text:span text:style-name="T9"> </text:span><text:span text:style-name="T6">testing.</text:span></text:p>
          </text:list-item>
          <text:list-item>
            <text:p text:style-name="P5"><text:span text:style-name="T6">Analyze, describes and documents the bugs and errors found during</text:span><text:span text:style-name="T10"> </text:span><text:span text:style-name="T6">tests</text:span></text:p>
          </text:list-item>
          <text:list-item>
            <text:p text:style-name="P7"><text:span text:style-name="T6">Document results of tests for the software development</text:span><text:span text:style-name="T11"> </text:span><text:span text:style-name="T6">team</text:span></text:p>
          </text:list-item>
          <text:list-item>
            <text:p text:style-name="P7"><text:span text:style-name="T6">Recommend improvements in software to enhance user</text:span><text:span text:style-name="T13"> </text:span><text:span text:style-name="T6">experience</text:span></text:p>
          </text:list-item>
          <text:list-item>
            <text:p text:style-name="P7"><text:span text:style-name="T6">Motivate the development process for efficiency and</text:span><text:span text:style-name="T13"> </text:span><text:span text:style-name="T6">performance</text:span></text:p>
          </text:list-item>
          <text:list-item>
            <text:p text:style-name="P7"><text:span text:style-name="T8">Works </text:span><text:span text:style-name="T6">together with the software developer to enhance and improve</text:span><text:span text:style-name="T14"> </text:span><text:span text:style-name="T6">programs</text:span></text:p>
          </text:list-item>
          <text:list-item>
            <text:p text:style-name="P15"><text:span text:style-name="T6">Research and compare similar competitor</text:span><text:span text:style-name="T15"> </text:span><text:span text:style-name="T6">products</text:span></text:p>
          </text:list-item>
          <text:list-item>
            <text:p text:style-name="P7"><text:span text:style-name="T6">Maintain updated knowledge of industry trends and</text:span><text:span text:style-name="T13"> </text:span><text:span text:style-name="T6">advancements</text:span></text:p>
          </text:list-item>
          <text:list-item>
            <text:p text:style-name="P22"><text:span text:style-name="T6">Plans</text:span><text:span text:style-name="T7"> </text:span><text:span text:style-name="T6">and</text:span><text:span text:style-name="T8"> </text:span><text:span text:style-name="T6">monitors</text:span><text:span text:style-name="T7"> </text:span><text:span text:style-name="T6">work</text:span><text:span text:style-name="T8"> </text:span><text:span text:style-name="T6">related</text:span><text:span text:style-name="T8"> </text:span><text:span text:style-name="T6">to</text:span><text:span text:style-name="T7"> </text:span><text:span text:style-name="T6">testing</text:span><text:span text:style-name="T8"> </text:span><text:span text:style-name="T6">such</text:span><text:span text:style-name="T8"> </text:span><text:span text:style-name="T6">as</text:span><text:span text:style-name="T7"> </text:span><text:span text:style-name="T6">keeping</text:span><text:span text:style-name="T8"> </text:span><text:span text:style-name="T6">to</text:span><text:span text:style-name="T8"> </text:span><text:span text:style-name="T6">deadlines,</text:span><text:span text:style-name="T7"> </text:span><text:span text:style-name="T6">following a schedule, controlling requirements to tests, setting tasks for team members, and communicating with</text:span><text:span text:style-name="T9"> </text:span><text:span text:style-name="T6">stakeholders.</text:span></text:p>
          </text:list-item>
        </text:list>
        <text:p text:style-name="P41"/>
        <text:h text:style-name="Heading_20_1" text:outline-level="2">Q:2. What is the importance of acceptance criteria in the story tickets?</text:h>
        <text:p text:style-name="P44"/>
        <text:p text:style-name="P51">In Agile, acceptance criteria refer to a set of predefined requirements that must be met to mark a user story complete. Acceptance criteria are also sometimes called the “definition of done” because they determine the scope and requirements that must be executed by developers to consider the user story finished. Acceptance criteria lets users define when the user story is complete and when a user story has all the functionality needed to meet user’s needs.</text:p>
        <text:p text:style-name="P41"/>
        <text:p text:style-name="P52">Traits of effective acceptance criteria</text:p>
        <text:list xml:id="list2128769871" text:style-name="WWNum2">
          <text:list-item>
            <text:p text:style-name="P8"><text:span text:style-name="T16">Testable</text:span></text:p>
          </text:list-item>
        </text:list>
      </text:section>
      <text:list xml:id="list112707489051770" text:continue-numbering="true" text:style-name="WWNum2">
        <text:list-item>
          <text:p text:style-name="P20"><text:span text:style-name="T6">Clear and</text:span><text:span text:style-name="T9"> </text:span><text:span text:style-name="T6">concise</text:span></text:p>
        </text:list-item>
        <text:list-item>
          <text:p text:style-name="P8"><text:span text:style-name="T6">Easily</text:span><text:span text:style-name="T17"> </text:span><text:span text:style-name="T6">understandable</text:span></text:p>
        </text:list-item>
        <text:list-item>
          <text:p text:style-name="P16"><text:span text:style-name="T6">Provide user</text:span><text:span text:style-name="T9"> </text:span><text:span text:style-name="T6">perspective</text:span></text:p>
        </text:list-item>
      </text:list>
      <text:p text:style-name="P45"/>
      <text:p text:style-name="P54">Purposes</text:p>
      <text:list xml:id="list3903675673" text:style-name="WWNum3">
        <text:list-item>
          <text:p text:style-name="P17"><text:span text:style-name="T6">Clarifying the stakeholder’s requirements is a high-level</text:span><text:span text:style-name="T18"> </text:span><text:span text:style-name="T6">goal</text:span></text:p>
        </text:list-item>
        <text:list-item>
          <text:p text:style-name="P9"><text:span text:style-name="T6">Making the feature scope more</text:span><text:span text:style-name="T19"> </text:span><text:span text:style-name="T6">detailed</text:span></text:p>
        </text:list-item>
        <text:list-item>
          <text:p text:style-name="P9"><text:span text:style-name="T6">Describing negative</text:span><text:span text:style-name="T9"> </text:span><text:span text:style-name="T6">scenarios</text:span></text:p>
        </text:list-item>
        <text:list-item>
          <text:p text:style-name="P9"><text:span text:style-name="T6">Setting</text:span><text:span text:style-name="T17"> </text:span><text:span text:style-name="T6">communication</text:span></text:p>
        </text:list-item>
        <text:list-item>
          <text:p text:style-name="P9"><text:span text:style-name="T6">Streamlining acceptance</text:span><text:span text:style-name="T9"> </text:span><text:span text:style-name="T6">testing</text:span></text:p>
        </text:list-item>
        <text:list-item>
          <text:p text:style-name="P9"><text:span text:style-name="T6">Conducting feature</text:span><text:span text:style-name="T9"> </text:span><text:span text:style-name="T6">evaluations</text:span></text:p>
        </text:list-item>
        <text:list-item>
          <text:p text:style-name="P9"><text:span text:style-name="T20">To </text:span><text:span text:style-name="T6">define</text:span><text:span text:style-name="T21"> </text:span><text:span text:style-name="T6">boundaries</text:span></text:p>
        </text:list-item>
        <text:list-item>
          <text:p text:style-name="P17"><text:span text:style-name="T20">To </text:span><text:span text:style-name="T6">reach</text:span><text:span text:style-name="T21"> </text:span><text:span text:style-name="T6">consensus</text:span></text:p>
        </text:list-item>
        <text:list-item>
          <text:p text:style-name="P9"><text:span text:style-name="T20">To </text:span><text:span text:style-name="T6">serve as a basis for</text:span><text:span text:style-name="T22"> </text:span><text:span text:style-name="T6">tests</text:span></text:p>
        </text:list-item>
        <text:list-item>
          <text:p text:style-name="P9"><text:span text:style-name="T20">To </text:span><text:span text:style-name="T6">allow for accurate planning and</text:span><text:span text:style-name="T23"> </text:span><text:span text:style-name="T6">estimation</text:span></text:p>
        </text:list-item>
      </text:list>
      <text:p text:style-name="P45"/>
      <text:p text:style-name="P52">Acceptance criteria can include details like:</text:p>
      <text:list xml:id="list1791653146" text:style-name="WWNum4">
        <text:list-item>
          <text:p text:style-name="P23"><text:span text:style-name="T6">User</text:span><text:span text:style-name="T17"> </text:span><text:span text:style-name="T6">experience</text:span></text:p>
        </text:list-item>
        <text:list-item>
          <text:p text:style-name="P24"><text:span text:style-name="T6">The current user </text:span><text:span text:style-name="T9">story’s </text:span><text:span text:style-name="T6">effect on existing</text:span><text:span text:style-name="T24"> </text:span><text:span text:style-name="T6">feature</text:span></text:p>
        </text:list-item>
        <text:list-item>
          <text:p text:style-name="P25"><text:span text:style-name="T6">A key performance like</text:span><text:span text:style-name="T25"> </text:span><text:span text:style-name="T6">speed</text:span></text:p>
        </text:list-item>
        <text:list-item>
          <text:p text:style-name="P24"><text:span text:style-name="T6">What the user story was intended to</text:span><text:span text:style-name="T15"> </text:span><text:span text:style-name="T6">do</text:span></text:p>
        </text:list-item>
      </text:list>
      <text:p text:style-name="P39"/>
      <text:p text:style-name="P47"/>
      <text:h text:style-name="P2" text:outline-level="2">Q:3. Why should we write test cases?</text:h>
      <text:p text:style-name="P44"/>
      <text:p text:style-name="P53">The purpose of a test case is to determine if different features within a system are performing as expected and to confirm that the system satisfies all related standards, guidelines and customer requirements. The process of writing a test case can also help reveal errors or defects within the system.</text:p>
      <text:p text:style-name="P41"/>
      <text:p text:style-name="P53">Test cases define what must be done to test a system, including the steps executed in the system, the input data values that are entered into the system and the results that are expected throughout test case execution. Using test cases allows developers and testers to discover errors that may have occurred during development or defects that were missed during ad hoc tests.</text:p>
      <text:p text:style-name="P41"/>
      <text:p text:style-name="P54">The benefits of an effective test case include:</text:p>
      <text:p text:style-name="P42"/>
      <text:list xml:id="list112706398508524" text:continue-numbering="true" text:style-name="WWNum4">
        <text:list-item>
          <text:list>
            <text:list-item>
              <text:p text:style-name="P21"><text:span text:style-name="T6">Guaranteed good test</text:span><text:span text:style-name="T16"> </text:span><text:span text:style-name="T6">coverage.</text:span></text:p>
            </text:list-item>
            <text:list-item>
              <text:p text:style-name="P18"><text:span text:style-name="T6">Reduced maintenance and software support</text:span><text:span text:style-name="T24"> </text:span><text:span text:style-name="T6">costs.</text:span></text:p>
            </text:list-item>
            <text:list-item>
              <text:p text:style-name="P10"><text:span text:style-name="T6">Reusable test</text:span><text:span text:style-name="T9"> </text:span><text:span text:style-name="T6">cases.</text:span></text:p>
            </text:list-item>
            <text:list-item>
              <text:p text:style-name="P10"><text:span text:style-name="T6">Confirmation that the software satisfies end-user</text:span><text:span text:style-name="T26"> </text:span><text:span text:style-name="T6">requirements.</text:span></text:p>
            </text:list-item>
            <text:list-item>
              <text:p text:style-name="P10"><text:span text:style-name="T6">Improved quality of software and user</text:span><text:span text:style-name="T20"> </text:span><text:span text:style-name="T6">experience.</text:span></text:p>
            </text:list-item>
            <text:list-item>
              <text:p text:style-name="P10"><text:span text:style-name="T6">Higher quality products lead to more satisfied</text:span><text:span text:style-name="T27"> </text:span><text:span text:style-name="T6">customers.</text:span></text:p>
            </text:list-item>
            <text:list-item>
              <text:p text:style-name="P10"><text:span text:style-name="T6">More satisfied customers will increase company</text:span><text:span text:style-name="T28"> </text:span><text:span text:style-name="T6">profits.</text:span></text:p>
            </text:list-item>
          </text:list>
        </text:list-item>
      </text:list>
      <text:p text:style-name="P39"/>
      <text:p text:style-name="P47"/>
      <text:p text:style-name="P54">Types of test cases</text:p>
      <text:p text:style-name="P55">The various test cases types include:</text:p>
      <text:list xml:id="list56635266" text:style-name="WWNum5">
        <text:list-item>
          <text:p text:style-name="P19"><text:span text:style-name="T6">Functionality test</text:span><text:span text:style-name="T9"> </text:span><text:span text:style-name="T6">cases.</text:span></text:p>
        </text:list-item>
        <text:list-item>
          <text:p text:style-name="P11"><text:span text:style-name="T6">Performance test</text:span><text:span text:style-name="T9"> </text:span><text:span text:style-name="T6">cases.</text:span></text:p>
        </text:list-item>
        <text:list-item>
          <text:p text:style-name="P11"><text:span text:style-name="T6">Unit test</text:span><text:span text:style-name="T9"> </text:span><text:span text:style-name="T6">cases.</text:span></text:p>
        </text:list-item>
        <text:list-item>
          <text:p text:style-name="P11"><text:span text:style-name="T6">User interface test</text:span><text:span text:style-name="T16"> </text:span><text:span text:style-name="T6">cases.</text:span></text:p>
        </text:list-item>
        <text:list-item>
          <text:p text:style-name="P11"><text:span text:style-name="T6">Security test</text:span><text:span text:style-name="T9"> </text:span><text:span text:style-name="T6">cases.</text:span></text:p>
        </text:list-item>
        <text:list-item>
          <text:p text:style-name="P11"><text:span text:style-name="T6">Integration test</text:span><text:span text:style-name="T9"> </text:span><text:span text:style-name="T6">cases.</text:span></text:p>
        </text:list-item>
        <text:list-item>
          <text:p text:style-name="P19"><text:span text:style-name="T6">Database test</text:span><text:span text:style-name="T13"> </text:span><text:span text:style-name="T6">cases.</text:span></text:p>
        </text:list-item>
        <text:list-item>
          <text:p text:style-name="P11"><text:span text:style-name="T6">Usability test</text:span><text:span text:style-name="T29"> </text:span><text:span text:style-name="T6">cases.</text:span></text:p>
        </text:list-item>
        <text:list-item>
          <text:p text:style-name="P11"><text:span text:style-name="T6">User acceptance test</text:span><text:span text:style-name="T16"> </text:span><text:span text:style-name="T6">cases.</text:span></text:p>
        </text:list-item>
        <text:list-item>
          <text:p text:style-name="P11"><text:span text:style-name="T6">Regression</text:span><text:span text:style-name="T17"> </text:span><text:span text:style-name="T6">testing.</text:span></text:p>
        </text:list-item>
      </text:list>
      <text:p text:style-name="P45"/>
      <text:h text:style-name="Heading_20_1" text:outline-level="2">Q:4. What are the different deliverables that are shared by QA?</text:h>
      <text:p text:style-name="P44"/>
      <text:p text:style-name="P52">Deliverables shared by QA<text:span text:style-name="T35"> </text:span>are:</text:p>
      <text:list xml:id="list3331621856" text:style-name="WWNum6">
        <text:list-item>
          <text:p text:style-name="P12"><text:span text:style-name="T7">Test </text:span><text:span text:style-name="T6">release</text:span><text:span text:style-name="T17"> </text:span><text:span text:style-name="T6">plan</text:span></text:p>
        </text:list-item>
        <text:list-item>
          <text:p text:style-name="P12"><text:span text:style-name="T6">QA Sign Off Document</text:span><text:span text:style-name="T30"> </text:span><text:span text:style-name="T6">(Mandatory)</text:span></text:p>
        </text:list-item>
        <text:list-item>
          <text:p text:style-name="P12"><text:span text:style-name="T7">Test </text:span><text:span text:style-name="T6">Case Execution Report (Mandatory)</text:span></text:p>
        </text:list-item>
        <text:list-item>
          <text:p text:style-name="P12"><text:span text:style-name="T6">Automation execution</text:span><text:span text:style-name="T9"> </text:span><text:span text:style-name="T6">Report</text:span></text:p>
        </text:list-item>
        <text:list-item>
          <text:p text:style-name="P12"><text:span text:style-name="T6">Non-Functional Execution</text:span><text:span text:style-name="T9"> </text:span><text:span text:style-name="T6">Report</text:span></text:p>
        </text:list-item>
      </text:list>
      <text:p text:style-name="P45"/>
      <text:h text:style-name="P1" text:outline-level="2">Q:5. What are the different tools used for Performance testing, Automation testing and security testing?</text:h>
      <text:p text:style-name="P40"/>
      <text:p text:style-name="P52">Different tools used are:</text:p>
      <text:list xml:id="list638769559" text:style-name="WWNum7">
        <text:list-item>
          <text:p text:style-name="P26"><text:span text:style-name="T6">For performance</text:span><text:span text:style-name="T9"> </text:span><text:span text:style-name="T6">testing:</text:span></text:p>
        </text:list-item>
      </text:list>
      <text:p text:style-name="P56">a)JMeter b)BlazeMeter</text:p>
      <text:p text:style-name="P41"/>
      <text:list xml:id="list112706882511408" text:continue-numbering="true" text:style-name="WWNum7">
        <text:list-item>
          <text:p text:style-name="P27"><text:span text:style-name="T6">For automation</text:span><text:span text:style-name="T9"> </text:span><text:span text:style-name="T6">testing:</text:span></text:p>
        </text:list-item>
      </text:list>
      <text:p text:style-name="P57">a)Selenium testing b)Appium</text:p>
      <text:p text:style-name="P41"/>
      <text:list xml:id="list112706676939480" text:continue-numbering="true" text:style-name="WWNum7">
        <text:list-item>
          <text:p text:style-name="P28"><text:span text:style-name="T6">For security</text:span><text:span text:style-name="T9"> </text:span><text:span text:style-name="T6">testing:</text:span></text:p>
        </text:list-item>
      </text:list>
      <text:list xml:id="list4224989492" text:style-name="WWNum8">
        <text:list-item>
          <text:p text:style-name="P29"><text:span text:style-name="T6">Burp</text:span><text:span text:style-name="T17"> </text:span><text:span text:style-name="T6">Suite</text:span></text:p>
        </text:list-item>
      </text:list>
      <text:p text:style-name="P45"/>
      <text:h text:style-name="Heading_20_1" text:outline-level="2">Q:6. What is a QA signoff document and why is it important to share?</text:h>
      <text:p text:style-name="P44"/>
      <text:p text:style-name="P58">The formal way of declaring the completion of testing by a QA is Sign Off. Once the application is tested thoroughly, QA prepares the Sign Off document to acknowledge that they have reviewed and tested the application and now the application is ready for release.</text:p>
      <text:p text:style-name="P53">It is important to share signoff document with all the stakeholders so that they understand what has been tested and what's at risk.</text:p>
      <text:p text:style-name="P48"/>
      <text:h text:style-name="Heading_20_1" text:outline-level="2">Q:7. What is a test plan?</text:h>
      <text:p text:style-name="P44"/>
      <text:p text:style-name="P59">A Test Plan refers to a detailed document that catalogs the test strategy, objectives, schedule, estimations, deadlines, and the resources required for completing that particular project. It's a blueprint for running the tests needed to ensure that the software is working properly – controlled by test managers. The test plan is also shared with Business Analysts, Project Managers, Dev teams, and anyone else associated with the project, This mainly offers transparency into QA activities so that all stakeholders know how the software will be tested.</text:p>
      <text:p text:style-name="P41"/>
      <text:p text:style-name="P52">Components of a test plan are:</text:p>
      <text:list xml:id="list112705540336020" text:continue-numbering="true" text:style-name="WWNum8">
        <text:list-item>
          <text:list>
            <text:list-item>
              <text:p text:style-name="P30"><text:span text:style-name="T6">Scope: Details the objectives of the particular project. Also, it details user scenarios to be used in tests. If </text:span><text:span text:style-name="T9">necessary, </text:span><text:span text:style-name="T6">the scope can specify what scenarios or issues the project will not</text:span><text:span text:style-name="T7"> </text:span><text:span text:style-name="T16">cover.</text:span></text:p>
            </text:list-item>
            <text:list-item>
              <text:p text:style-name="P6"><text:span text:style-name="T6">Schedule: Details start dates and deadlines for testers to deliver</text:span><text:span text:style-name="T31"> </text:span><text:span text:style-name="T6">results.</text:span></text:p>
            </text:list-item>
            <text:list-item>
              <text:p text:style-name="P13"><text:span text:style-name="T6">Resource Allocation: Details which tester will work on which</text:span><text:span text:style-name="T32"> </text:span><text:span text:style-name="T6">test.</text:span></text:p>
            </text:list-item>
            <text:list-item>
              <text:p text:style-name="P31"><text:span text:style-name="T6">Environment:</text:span><text:span text:style-name="T19"> </text:span><text:span text:style-name="T6">Details</text:span><text:span text:style-name="T19"> </text:span><text:span text:style-name="T6">the</text:span><text:span text:style-name="T19"> </text:span><text:span text:style-name="T6">nature,</text:span><text:span text:style-name="T7"> </text:span><text:span text:style-name="T6">configuration,</text:span><text:span text:style-name="T19"> </text:span><text:span text:style-name="T6">and</text:span><text:span text:style-name="T19"> </text:span><text:span text:style-name="T6">availability</text:span><text:span text:style-name="T7"> </text:span><text:span text:style-name="T6">of</text:span><text:span text:style-name="T19"> </text:span><text:span text:style-name="T6">the</text:span><text:span text:style-name="T19"> </text:span><text:span text:style-name="T6">test environment.</text:span></text:p>
            </text:list-item>
            <text:list-item>
              <text:p text:style-name="P32"><text:span text:style-name="T16">Tools: </text:span><text:span text:style-name="T6">Details what tools are to be used for testing, bug reporting, and other relevant</text:span><text:span text:style-name="T17"> </text:span><text:span text:style-name="T6">activities.</text:span></text:p>
            </text:list-item>
            <text:list-item>
              <text:p text:style-name="P33"><text:span text:style-name="T6">Defect Management: Details how bugs will be reported, to whom and what each bug report needs to be accompanied </text:span><text:span text:style-name="T7">by. </text:span><text:span text:style-name="T6">For example, should bugs be reported with screenshots, text logs, or videos of their occurrence in the</text:span><text:span text:style-name="T33"> </text:span><text:span text:style-name="T6">code?</text:span></text:p>
            </text:list-item>
            <text:list-item>
              <text:p text:style-name="P34"><text:span text:style-name="T6">Risk</text:span><text:span text:style-name="T7"> </text:span><text:span text:style-name="T6">Management:</text:span><text:span text:style-name="T7"> </text:span><text:span text:style-name="T6">Details</text:span><text:span text:style-name="T8"> </text:span><text:span text:style-name="T6">what</text:span><text:span text:style-name="T7"> </text:span><text:span text:style-name="T6">risks</text:span><text:span text:style-name="T7"> </text:span><text:span text:style-name="T6">may</text:span><text:span text:style-name="T8"> </text:span><text:span text:style-name="T6">occur</text:span><text:span text:style-name="T7"> </text:span><text:span text:style-name="T6">during</text:span><text:span text:style-name="T7"> </text:span><text:span text:style-name="T6">software</text:span><text:span text:style-name="T8"> </text:span><text:span text:style-name="T6">testing,</text:span><text:span text:style-name="T7"> </text:span><text:span text:style-name="T6">and</text:span><text:span text:style-name="T7"> </text:span><text:span text:style-name="T6">what risks the software itself may suffer if released without sufficient</text:span><text:span text:style-name="T34"> </text:span><text:span text:style-name="T6">testing.</text:span></text:p>
            </text:list-item>
          </text:list>
        </text:list-item>
      </text:list>
      <text:p text:style-name="P39"/>
      <text:p text:style-name="P46"/>
      <text:h text:style-name="Heading_20_1" text:outline-level="2">Q:8.Write test cases for</text:h>
      <text:list xml:id="list2320334206" text:style-name="WWNum9">
        <text:list-item>
          <text:p text:style-name="P14"><text:span text:style-name="T5">eGift card which can be utilized during checkout</text:span><text:span text:style-name="T12"> </text:span><text:span text:style-name="T5">process</text:span></text:p>
        </text:list-item>
      </text:list>
      <text:p text:style-name="Text_20_body">Test Case ID: #EGC001</text:p>
      <text:p text:style-name="P61">Test Scenario: To authenticate &amp; validate e-gift card and deduct corresponding amount from the checkout amount.</text:p>
      <text:p text:style-name="P60">Test Steps:</text:p>
      <text:p text:style-name="Text_20_body">The user navigates to checkout button in the cart</text:p>
      <text:p text:style-name="P62">The user enters a Unique ID provided on the gift card. The user clicks the ‘Next’ button.</text:p>
      <text:p text:style-name="P63">Prerequisites: User must have an e-gift card containing Unique number. Test Data: Unique gift card ID</text:p>
      <text:p text:style-name="P64">Expected/Intended Results: Once a Unique ID of a gift card is entered, the discount should be applied to the checkout amount.</text:p>
      <text:p text:style-name="P41"/>
      <text:list xml:id="list112707370795899" text:continue-numbering="true" text:style-name="WWNum9">
        <text:list-item>
          <text:h text:style-name="P3" text:outline-level="2">Instagram<text:span text:style-name="T36"> </text:span>Story</text:h>
        </text:list-item>
      </text:list>
      <text:p text:style-name="Text_20_body">Test Case ID: #IS001</text:p>
      <text:p text:style-name="P65">Test Scenario: To post an instagram story Test Steps:</text:p>
      <text:p text:style-name="P60">The user navigates to the story button on instagram profile.</text:p>
      <text:p text:style-name="P66">The user selects a picture from the gallery or clicks with the camera. After editing the story according to their choice and press next.</text:p>
      <text:p text:style-name="P67">Prerequisites: User must have logged into his instagram account and must be using an instagram version v6 or more.</text:p>
      <text:p text:style-name="P60">Test Data: Image to be posted on the story.</text:p>
      <text:p text:style-name="P68">Expected/Intended Results: Once the user selects next the story should get posted and be visible to other users.</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46cm" fo:margin-right="0cm" fo:margin-top="0.079cm" fo:margin-bottom="0cm" loext:contextual-spacing="false" fo:text-indent="0cm" style:auto-text-indent="false"/>
      <style:text-properties style:font-name="Times New Roman" fo:font-family="'Times New Roman'" style:font-family-generic="roman" style:font-pitch="variable" fo:font-size="13pt"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0.176cm" fo:margin-right="0cm" fo:text-indent="0cm" style:auto-text-indent="false"/>
      <style:text-properties style:font-name="Times New Roman" fo:font-family="'Times New Roman'" style:font-family-generic="roman" style:font-pitch="variable" fo:font-size="13pt"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List_20_Paragraph" style:display-name="List Paragraph" style:family="paragraph" style:parent-style-name="Standard" style:default-outline-level="">
      <style:paragraph-properties fo:margin-left="1.446cm" fo:margin-right="0cm" fo:margin-top="0.079cm" fo:margin-bottom="0cm" loext:contextual-spacing="false"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3pt" fo:letter-spacing="-0.053cm"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2pt" fo:letter-spacing="-0.002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 style:display-name="ListLabel 11"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3pt" fo:letter-spacing="-0.002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3pt" fo:letter-spacing="-0.002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47" style:display-name="ListLabel 47"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font-size="13pt" fo:letter-spacing="-0.053cm" fo:language="en" fo:country="US"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format="a" style:num-letter-sync="true">
        <style:list-level-properties text:list-level-position-and-space-mode="label-alignment">
          <style:list-level-label-alignment text:label-followed-by="listtab" fo:text-indent="-0.358cm" fo:margin-left="0.533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446cm"/>
        </style:list-level-properties>
      </text:list-level-style-number>
      <text:list-level-style-bullet text:level="3" text:style-name="ListLabel_20_12" text:bullet-char="•">
        <style:list-level-properties text:list-level-position-and-space-mode="label-alignment">
          <style:list-level-label-alignment text:label-followed-by="listtab" fo:text-indent="-0.635cm" fo:margin-left="3.159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4.872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58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8.297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0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1.723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3.4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format="I">
        <style:list-level-properties text:list-level-position-and-space-mode="label-alignment">
          <style:list-level-label-alignment text:label-followed-by="listtab" fo:text-indent="-0.383cm" fo:margin-left="0.557cm"/>
        </style:list-level-properties>
      </text:list-level-style-number>
      <text:list-level-style-bullet text:level="2" text:style-name="ListLabel_20_20" text:bullet-char="•">
        <style:list-level-properties text:list-level-position-and-space-mode="label-alignment">
          <style:list-level-label-alignment text:label-followed-by="listtab" fo:text-indent="-0.383cm" fo:margin-left="2.194cm"/>
        </style:list-level-properties>
      </text:list-level-style-bullet>
      <text:list-level-style-bullet text:level="3" text:style-name="ListLabel_20_21" text:bullet-char="•">
        <style:list-level-properties text:list-level-position-and-space-mode="label-alignment">
          <style:list-level-label-alignment text:label-followed-by="listtab" fo:text-indent="-0.383cm" fo:margin-left="3.824cm"/>
        </style:list-level-properties>
      </text:list-level-style-bullet>
      <text:list-level-style-bullet text:level="4" text:style-name="ListLabel_20_22" text:bullet-char="•">
        <style:list-level-properties text:list-level-position-and-space-mode="label-alignment">
          <style:list-level-label-alignment text:label-followed-by="listtab" fo:text-indent="-0.383cm" fo:margin-left="5.454cm"/>
        </style:list-level-properties>
      </text:list-level-style-bullet>
      <text:list-level-style-bullet text:level="5" text:style-name="ListLabel_20_23" text:bullet-char="•">
        <style:list-level-properties text:list-level-position-and-space-mode="label-alignment">
          <style:list-level-label-alignment text:label-followed-by="listtab" fo:text-indent="-0.383cm" fo:margin-left="7.084cm"/>
        </style:list-level-properties>
      </text:list-level-style-bullet>
      <text:list-level-style-bullet text:level="6" text:style-name="ListLabel_20_24" text:bullet-char="•">
        <style:list-level-properties text:list-level-position-and-space-mode="label-alignment">
          <style:list-level-label-alignment text:label-followed-by="listtab" fo:text-indent="-0.383cm" fo:margin-left="8.714cm"/>
        </style:list-level-properties>
      </text:list-level-style-bullet>
      <text:list-level-style-bullet text:level="7" text:style-name="ListLabel_20_25" text:bullet-char="•">
        <style:list-level-properties text:list-level-position-and-space-mode="label-alignment">
          <style:list-level-label-alignment text:label-followed-by="listtab" fo:text-indent="-0.383cm" fo:margin-left="10.343cm"/>
        </style:list-level-properties>
      </text:list-level-style-bullet>
      <text:list-level-style-bullet text:level="8" text:style-name="ListLabel_20_26" text:bullet-char="•">
        <style:list-level-properties text:list-level-position-and-space-mode="label-alignment">
          <style:list-level-label-alignment text:label-followed-by="listtab" fo:text-indent="-0.383cm" fo:margin-left="11.973cm"/>
        </style:list-level-properties>
      </text:list-level-style-bullet>
      <text:list-level-style-bullet text:level="9" text:style-name="ListLabel_20_27" text:bullet-char="•">
        <style:list-level-properties text:list-level-position-and-space-mode="label-alignment">
          <style:list-level-label-alignment text:label-followed-by="listtab" fo:text-indent="-0.383cm" fo:margin-left="13.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38"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6" style:num-format="a" style:num-letter-sync="true">
        <style:list-level-properties text:list-level-position-and-space-mode="label-alignment">
          <style:list-level-label-alignment text:label-followed-by="listtab" fo:text-indent="-0.471cm" fo:margin-left="0.646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635cm" fo:margin-left="1.446cm"/>
        </style:list-level-properties>
      </text:list-level-style-number>
      <text:list-level-style-bullet text:level="3" text:style-name="ListLabel_20_48" text:bullet-char="•">
        <style:list-level-properties text:list-level-position-and-space-mode="label-alignment">
          <style:list-level-label-alignment text:label-followed-by="listtab" fo:text-indent="-0.635cm" fo:margin-left="3.159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4.872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58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8.297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10.01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1.723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3.4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56"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4"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65"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3"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74" text:bullet-char="•">
        <style:list-level-properties text:list-level-position-and-space-mode="label-alignment">
          <style:list-level-label-alignment text:label-followed-by="listtab" fo:text-indent="-0.635cm" fo:margin-left="2.988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4.53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6.071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7.613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9.155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10.696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2.238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3.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34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34cm" fo:margin-bottom="0.494cm" fo:margin-left="2.364cm" fo:margin-right="2.364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0.494cm" fo:margin-left="2.364cm" fo:margin-right="2.364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2"/>
    <style:master-page style:name="Converted4" style:page-layout-name="Mpm2"/>
    <style:master-page style:name="Converted5"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QA Training Assignment</dc:title>
    <meta:creation-date>2021-09-20T05:55:58</meta:creation-date>
    <dc:date>2021-09-20T11:27:05.356274154</dc:date>
    <meta:editing-duration>PT59S</meta:editing-duration>
    <meta:generator>LibreOffice/6.4.7.2$Linux_X86_64 LibreOffice_project/40$Build-2</meta:generator>
    <meta:editing-cycles>1</meta:editing-cycles>
    <meta:document-statistic meta:table-count="0" meta:image-count="0" meta:object-count="0" meta:page-count="6" meta:paragraph-count="106" meta:word-count="1184" meta:character-count="7298" meta:non-whitespace-character-count="6281"/>
    <meta:user-defined meta:name="AppVersion">12.0000</meta:user-defined>
    <meta:user-defined meta:name="DocSecurity" meta:value-type="float">0</meta:user-defined>
    <meta:user-defined meta:name="HyperlinksChanged" meta:value-type="boolean">false</meta:user-defined>
    <meta:user-defined meta:name="LastSaved" meta:value-type="date">2021-09-2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